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web" style:master-page-name="MP0" style:family="paragraph">
      <style:paragraph-properties fo:break-before="page" fo:text-align="center" fo:margin-top="0in" fo:margin-bottom="0in"/>
      <style:text-properties style:font-name="Consolas" style:font-name-complex="Calibri" fo:font-weight="bold" style:font-weight-asian="bold" style:font-weight-complex="bold" fo:color="#8B9AA3" fo:language="en" fo:country="US"/>
    </style:style>
    <style:style style:name="P2" style:parent-style-name="Normaalweb" style:family="paragraph">
      <style:paragraph-properties fo:text-align="center" fo:margin-top="0in" fo:margin-bottom="0in"/>
      <style:text-properties style:font-name="Consolas" style:font-name-complex="Calibri" fo:font-weight="bold" style:font-weight-asian="bold" style:font-weight-complex="bold" fo:color="#8B9AA3" fo:language="en" fo:country="US"/>
    </style:style>
    <style:style style:name="P3" style:parent-style-name="Normaalweb" style:family="paragraph">
      <style:paragraph-properties fo:margin-top="0in" fo:margin-bottom="0in"/>
      <style:text-properties style:font-name="Consolas" style:font-name-complex="Calibri" fo:color="#8B9AA3" fo:font-size="10.5pt" style:font-size-asian="10.5pt" style:font-size-complex="10.5pt" fo:language="en" fo:country="US"/>
    </style:style>
    <style:style style:name="P4" style:parent-style-name="Normaalweb" style:family="paragraph">
      <style:paragraph-properties fo:margin-top="0in" fo:margin-bottom="0in"/>
      <style:text-properties style:font-name="Consolas" style:font-name-complex="Calibri" fo:color="#8B9AA3" fo:font-size="10.5pt" style:font-size-asian="10.5pt" style:font-size-complex="10.5pt" fo:language="en" fo:country="US"/>
    </style:style>
    <style:style style:name="P5" style:parent-style-name="Normaalweb" style:family="paragraph">
      <style:paragraph-properties fo:margin-top="0in" fo:margin-bottom="0in"/>
      <style:text-properties style:font-name="Consolas" style:font-name-complex="Calibri" fo:color="#8B9AA3" fo:font-size="10.5pt" style:font-size-asian="10.5pt" style:font-size-complex="10.5pt" fo:language="en" fo:country="US"/>
    </style:style>
    <style:style style:name="P6" style:parent-style-name="Normaalweb" style:family="paragraph">
      <style:paragraph-properties fo:margin-top="0in" fo:margin-bottom="0in"/>
      <style:text-properties style:font-name="Consolas" style:font-name-complex="Calibri" fo:color="#8B9AA3" fo:font-size="10.5pt" style:font-size-asian="10.5pt" style:font-size-complex="10.5pt" fo:language="en" fo:country="US"/>
    </style:style>
    <style:style style:name="P7" style:parent-style-name="Normaalweb" style:family="paragraph">
      <style:paragraph-properties fo:margin-top="0in" fo:margin-bottom="0in"/>
      <style:text-properties style:font-name="Consolas" style:font-name-complex="Calibri" fo:color="#8B9AA3" fo:font-size="10.5pt" style:font-size-asian="10.5pt" style:font-size-complex="10.5pt" fo:language="en" fo:country="US"/>
    </style:style>
    <style:style style:name="P8" style:parent-style-name="Normaalweb" style:family="paragraph">
      <style:paragraph-properties fo:margin-top="0in" fo:margin-bottom="0in"/>
      <style:text-properties style:font-name="Consolas" style:font-name-complex="Calibri" fo:color="#8B9AA3" fo:font-size="10.5pt" style:font-size-asian="10.5pt" style:font-size-complex="10.5pt" fo:language="en" fo:country="US"/>
    </style:style>
    <style:style style:name="P9" style:parent-style-name="Normaalweb" style:family="paragraph">
      <style:paragraph-properties fo:margin-top="0in" fo:margin-bottom="0in"/>
      <style:text-properties style:font-name="Consolas" style:font-name-complex="Calibri" fo:color="#8B9AA3" fo:font-size="10.5pt" style:font-size-asian="10.5pt" style:font-size-complex="10.5pt" fo:language="en" fo:country="US"/>
    </style:style>
    <style:style style:name="P10" style:parent-style-name="Normaalweb" style:family="paragraph">
      <style:paragraph-properties fo:margin-top="0in" fo:margin-bottom="0in"/>
      <style:text-properties style:font-name="Consolas" style:font-name-complex="Calibri" fo:color="#8B9AA3" fo:font-size="10.5pt" style:font-size-asian="10.5pt" style:font-size-complex="10.5pt" fo:language="en" fo:country="US"/>
    </style:style>
    <style:style style:name="P11" style:parent-style-name="Normaalweb" style:family="paragraph">
      <style:paragraph-properties fo:margin-top="0in" fo:margin-bottom="0in"/>
      <style:text-properties style:font-name="Consolas" style:font-name-complex="Calibri" fo:color="#8B9AA3" fo:font-size="10.5pt" style:font-size-asian="10.5pt" style:font-size-complex="10.5pt" fo:language="en" fo:country="US"/>
    </style:style>
    <style:style style:name="P12" style:parent-style-name="Normaalweb" style:family="paragraph">
      <style:paragraph-properties fo:margin-top="0in" fo:margin-bottom="0in"/>
      <style:text-properties style:font-name="Consolas" style:font-name-complex="Calibri" fo:color="#8B9AA3" fo:font-size="10.5pt" style:font-size-asian="10.5pt" style:font-size-complex="10.5pt" fo:language="en" fo:country="US"/>
    </style:style>
    <style:style style:name="P13" style:parent-style-name="Normaalweb" style:family="paragraph">
      <style:paragraph-properties fo:margin-top="0in" fo:margin-bottom="0in"/>
      <style:text-properties style:font-name="Consolas" style:font-name-complex="Calibri" fo:color="#8B9AA3" fo:font-size="10.5pt" style:font-size-asian="10.5pt" style:font-size-complex="10.5pt" fo:language="en" fo:country="US"/>
    </style:style>
    <style:style style:name="P14" style:parent-style-name="Normaalweb" style:family="paragraph">
      <style:paragraph-properties fo:margin-top="0in" fo:margin-bottom="0in"/>
      <style:text-properties style:font-name="Consolas" style:font-name-complex="Calibri" fo:color="#8B9AA3" fo:font-size="10.5pt" style:font-size-asian="10.5pt" style:font-size-complex="10.5pt" fo:language="en" fo:country="US"/>
    </style:style>
    <style:style style:name="P15" style:parent-style-name="Normaalweb" style:family="paragraph">
      <style:paragraph-properties fo:margin-top="0in" fo:margin-bottom="0in"/>
      <style:text-properties style:font-name="Consolas" style:font-name-complex="Calibri" fo:color="#8B9AA3" fo:font-size="10.5pt" style:font-size-asian="10.5pt" style:font-size-complex="10.5pt" fo:language="en" fo:country="US"/>
    </style:style>
    <style:style style:name="P16" style:parent-style-name="Normaalweb" style:family="paragraph">
      <style:paragraph-properties fo:margin-top="0in" fo:margin-bottom="0in"/>
      <style:text-properties style:font-name="Consolas" style:font-name-complex="Calibri" fo:color="#8B9AA3" fo:font-size="10.5pt" style:font-size-asian="10.5pt" style:font-size-complex="10.5pt" fo:language="en" fo:country="US"/>
    </style:style>
    <style:style style:name="P17" style:parent-style-name="Normaalweb" style:family="paragraph">
      <style:paragraph-properties fo:margin-top="0in" fo:margin-bottom="0in"/>
      <style:text-properties style:font-name="Consolas" style:font-name-complex="Calibri" fo:color="#8B9AA3" fo:font-size="10.5pt" style:font-size-asian="10.5pt" style:font-size-complex="10.5pt" fo:language="en" fo:country="US"/>
    </style:style>
    <style:style style:name="P18" style:parent-style-name="Standaard" style:family="paragraph">
      <style:text-properties fo:language="en" fo:country="US"/>
    </style:style>
    <style:style style:name="P19" style:parent-style-name="Standaard" style:family="paragraph">
      <style:text-properties fo:language="en" fo:country="US"/>
    </style:style>
    <style:style style:name="P20" style:parent-style-name="Standaard" style:family="paragraph">
      <style:text-properties fo:language="en" fo:country="US"/>
    </style:style>
    <style:style style:name="T21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>Report superpy</text:p>
      <text:p text:style-name="P2"/>
      <text:p text:style-name="P3">-import argparse to parse command line interface.</text:p>
      <text:p text:style-name="P4">-import datetime, time to work with dates.</text:p>
      <text:p text:style-name="P5">-import csv to write, read csv and also add new data to csv.</text:p>
      <text:p text:style-name="P6">-import panda to use data from csv, make calculation with these<text:s/>data and visualize these data.</text:p>
      <text:p text:style-name="P7">-import os to merge list.</text:p>
      <text:p text:style-name="P8">-import matplotlib, pyplot to visualize data.</text:p>
      <text:p text:style-name="P9">-import combinations and count to count data and combine these data.</text:p>
      <text:p text:style-name="P10">-initiated function of valid_date to parse the definition of time to use them in the<text:s/>program.</text:p>
      <text:p text:style-name="P11">-initiated buy function, created buy.csv where you can append new products (automatically append them also to inventory.csv) via cli.<text:s/></text:p>
      <text:p text:style-name="P12">-in this buy function the calculation of revenue and its visualization with matplot is being done.</text:p>
      <text:p text:style-name="P13">-initiated sell function, created sell.csv where you can reduce sold products via cli.</text:p>
      <text:p text:style-name="P14">-in this sell function the calculation of profit and its visualization with matplot is being done.</text:p>
      <text:p text:style-name="P15">-initiated report function with profit, revenue and inventory as its <text:s/>arguments.</text:p>
      <text:p text:style-name="P16">-in parser function buy, sell, report were parsed as sub-parsers, as children of the parent parser each with own arguments. In cmi these arguments need to be inserted by the consumer in order to call or modify information they need.<text:s/></text:p>
      <text:p text:style-name="P17">-in main()<text:s/>all the functions of buy, sell and inventory that were parsed in parser functions with argparse are being activated.</text:p>
      <text:p text:style-name="P18">- three technical elements that are essential for this program are:</text:p>
      <text:p text:style-name="P19">1) argparse – in order to build a command line interface.<text:s/>The consumer can insert new information to update the inventory and check the stock upon selling. He or she can also call inventory, revenue and profit according to a specific date.<text:s/></text:p>
      <text:p text:style-name="P20">2) functions<text:s/>– in order to program the<text:s/>juxtaposition of variables, parameters, arguments in their specific order and make use of them in cmi.</text:p>
      <text:p text:style-name="Standaard"><text:span text:style-name="T21">3) matplotlib – in visualizing these data the consumer will get a better picture of his busines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ja" style:country-asian="JP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oko paul-ishii</meta:initial-creator>
    <dc:creator>yoko paul-ishii</dc:creator>
    <meta:creation-date>2022-09-06T13:42:00Z</meta:creation-date>
    <dc:date>2022-09-08T10:51:00Z</dc:date>
    <meta:template xlink:href="Normal" xlink:type="simple"/>
    <meta:editing-cycles>7</meta:editing-cycles>
    <meta:editing-duration>PT2100S</meta:editing-duration>
    <meta:document-statistic meta:page-count="1" meta:paragraph-count="3" meta:word-count="294" meta:character-count="1909" meta:row-count="13" meta:non-whitespace-character-count="1618"/>
  </office:meta>
</office:document-meta>
</file>